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7_09-27-17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7_11-29-50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50012 E-139-34-50.368652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7_13-23-17_000.jpg</text:p>
          </table:table-cell>
          <table:table-cell table:style-name="ce20" office:value-type="string">
            <text:p>:m RES 1*1 / free# JVEMV6 37#23_30 / 37. miscs of miscs / 23. CO2 / CO2-split;methods / plasma;economic-calc</text:p>
          </table:table-cell>
          <table:table-cell table:style-name="ce31"/>
          <table:table-cell table:style-name="ce3"/>
          <table:table-cell table:style-name="ce3" office:value-type="string">
            <text:p>N-35-35-28.683471 E-139-34-49.379882</text:p>
          </table:table-cell>
          <table:table-cell table:style-name="ce32" table:formula="of:=IF([.E4]=&quot;&quot;;[.C4];CONCATENATE([.C4];&quot; / &quot;;[.E4]))" office:value-type="string" office:string-value=":m RES 1*1 / free# JVEMV6 37#23_30 / 37. miscs of miscs / 23. CO2 / CO2-split;methods / plasma;economic-calc">
            <text:p>:m RES 1*1 / free# JVEMV6 37#23_30 / 37. miscs of miscs / 23. CO2 / CO2-split;methods / plasma;economic-calc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7_13-48-54_000.jpg</text:p>
          </table:table-cell>
          <table:table-cell table:style-name="ce20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642272 E-139-34-49.489746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7_15-29-24_000.jpg</text:p>
          </table:table-cell>
          <table:table-cell table:style-name="ce6" office:value-type="string">
            <text:p>:m music / log / kb / || s.1:genr=et-N,key=C,chor=C;D;G7,RH=grip,LH=grip,video=vid-6,R=1,memo=+,score=+,for=passing-code;grip-move</text:p>
          </table:table-cell>
          <table:table-cell table:style-name="ce23"/>
          <table:table-cell table:style-name="ce3"/>
          <table:table-cell table:style-name="ce3" office:value-type="string">
            <text:p>N-35-35-29.15039 E-139-34-49.764404</text:p>
          </table:table-cell>
          <table:table-cell table:style-name="ce32" table:formula="of:=IF([.E6]=&quot;&quot;;[.C6];CONCATENATE([.C6];&quot; / &quot;;[.E6]))" office:value-type="string" office:string-value=":m music / log / kb / || s.1:genr=et-N,key=C,chor=C;D;G7,RH=grip,LH=grip,video=vid-6,R=1,memo=+,score=+,for=passing-code;grip-move">
            <text:p>:m music / log / kb / || s.1:genr=et-N,key=C,chor=C;D;G7,RH=grip,LH=grip,video=vid-6,R=1,memo=+,score=+,for=passing-code;grip-mov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7_15-39-04_000.jpg</text:p>
          </table:table-cell>
          <table:table-cell table:style-name="ce20" office:value-type="string">
            <text:p>:m :th / 愛しているから、調べる；鶏肉の生産状況</text:p>
          </table:table-cell>
          <table:table-cell table:style-name="ce14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7]=&quot;&quot;;[.C7];CONCATENATE([.C7];&quot; / &quot;;[.E7]))" office:value-type="string" office:string-value=":m :th / 愛しているから、調べる；鶏肉の生産状況">
            <text:p>:m :th / 愛しているから、調べる；鶏肉の生産状況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7_16-56-45_000.jpg</text:p>
          </table:table-cell>
          <table:table-cell table:style-name="ce16" office:value-type="string">
            <text:p>:m RES 1-2*3 / free# JVEMV6 37#24.1_3 / 37. miscs of miscs / 24. UFO-science / 1. eman:relativity / 反変ベクトル；共変ベクトル</text:p>
          </table:table-cell>
          <table:table-cell table:style-name="ce15"/>
          <table:table-cell table:style-name="ce3"/>
          <table:table-cell table:style-name="ce3" office:value-type="string">
            <text:p>N-35-35-28.710937 E-139-34-49.489746</text:p>
          </table:table-cell>
          <table:table-cell table:style-name="ce32" table:formula="of:=IF([.E8]=&quot;&quot;;[.C8];CONCATENATE([.C8];&quot; / &quot;;[.E8]))" office:value-type="string" office:string-value=":m RES 1-2*3 / free# JVEMV6 37#24.1_3 / 37. miscs of miscs / 24. UFO-science / 1. eman:relativity / 反変ベクトル；共変ベクトル">
            <text:p>:m RES 1-2*3 / free# JVEMV6 37#24.1_3 / 37. miscs of miscs / 24. UFO-science / 1. eman:relativity / 反変ベクトル；共変ベクトル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7_16-57-34_000.jpg</text:p>
          </table:table-cell>
          <table:table-cell table:style-name="ce16" office:value-type="string">
            <text:p>:m RES 3*3 / free# JVEMV6 37#24.1_3 / 37. miscs of miscs / 24. UFO-science / 1. eman:relativity / 反変ベクトル；共変ベクトル</text:p>
          </table:table-cell>
          <table:table-cell table:style-name="ce16"/>
          <table:table-cell table:style-name="ce3"/>
          <table:table-cell table:style-name="ce3"/>
          <table:table-cell table:style-name="ce32" table:formula="of:=IF([.E9]=&quot;&quot;;[.C9];CONCATENATE([.C9];&quot; / &quot;;[.E9]))" office:value-type="string" office:string-value=":m RES 3*3 / free# JVEMV6 37#24.1_3 / 37. miscs of miscs / 24. UFO-science / 1. eman:relativity / 反変ベクトル；共変ベクトル">
            <text:p>:m RES 3*3 / free# JVEMV6 37#24.1_3 / 37. miscs of miscs / 24. UFO-science / 1. eman:relativity / 反変ベクトル；共変ベクトル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7_18-21-27_000.jpg</text:p>
          </table:table-cell>
          <table:table-cell table:style-name="ce16" office:value-type="string">
            <text:p>:m RES 1*1 / free# JVEMV6 50#10_2 / 50. learn language / 10. sanskrit</text:p>
          </table:table-cell>
          <table:table-cell table:style-name="ce17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10]=&quot;&quot;;[.C10];CONCATENATE([.C10];&quot; / &quot;;[.E10]))" office:value-type="string" office:string-value=":m RES 1*1 / free# JVEMV6 50#10_2 / 50. learn language / 10. sanskrit">
            <text:p>:m RES 1*1 / free# JVEMV6 50#10_2 / 50. learn language / 10. sanskrit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7_19-08-39_000.jpg</text:p>
          </table:table-cell>
          <table:table-cell table:style-name="ce17" office:value-type="string">
            <text:p>:m music / log / kb / || s.1:genr=res,key=C;Am7;E7,video=vid-6:2.03~,R=~,memo=+,for=passing-code;position-table</text:p>
          </table:table-cell>
          <table:table-cell table:style-name="ce16"/>
          <table:table-cell table:style-name="ce3"/>
          <table:table-cell table:style-name="ce3" office:value-type="string">
            <text:p>N-35-35-27.983093 E-139-34-48.610839</text:p>
          </table:table-cell>
          <table:table-cell table:style-name="ce32" table:formula="of:=IF([.E11]=&quot;&quot;;[.C11];CONCATENATE([.C11];&quot; / &quot;;[.E11]))" office:value-type="string" office:string-value=":m music / log / kb / || s.1:genr=res,key=C;Am7;E7,video=vid-6:2.03~,R=~,memo=+,for=passing-code;position-table">
            <text:p>:m music / log / kb / || s.1:genr=res,key=C;Am7;E7,video=vid-6:2.03~,R=~,memo=+,for=passing-code;position-table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7_20-49-26_000.jpg</text:p>
          </table:table-cell>
          <table:table-cell table:style-name="ce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27_23-57-20_000.jpg</text:p>
          </table:table-cell>
          <table:table-cell table:style-name="ce16" office:value-type="string">
            <text:p>:m :PHOTO 寝た時刻 / 2020</text:p>
          </table:table-cell>
          <table:table-cell table:style-name="ce17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2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28_06-14-49_000.jpg</text:p>
          </table:table-cell>
          <table:table-cell table:style-name="ce17" office:value-type="string">
            <text:p>:m :PHOTO 起きた時刻 / 2020</text:p>
          </table:table-cell>
          <table:table-cell table:style-name="ce6"/>
          <table:table-cell table:style-name="ce3"/>
          <table:table-cell table:style-name="ce3" office:value-type="string">
            <text:p>N-35-35-28.72467 E-139-34-49.434814</text:p>
          </table:table-cell>
          <table:table-cell table:style-name="ce32" table:formula="of:=IF([.E14]=&quot;&quot;;[.C14];CONCATENATE([.C14];&quot; / &quot;;[.E14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28_07-15-23_000.jpg</text:p>
          </table:table-cell>
          <table:table-cell table:style-name="ce6" office:value-type="string">
            <text:p>:m music / log / kb / || s.1:genr=f-N;blues,key=G,chor=G;C;D,RH=melody,LH=grip,R=1,memo=+,score=+,tempo=60,other=swing+</text:p>
          </table:table-cell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string" office:string-value=":m music / log / kb / || s.1:genr=f-N;blues,key=G,chor=G;C;D,RH=melody,LH=grip,R=1,memo=+,score=+,tempo=60,other=swing+">
            <text:p>:m music / log / kb / || s.1:genr=f-N;blues,key=G,chor=G;C;D,RH=melody,LH=grip,R=1,memo=+,score=+,tempo=60,other=swing+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28_07-31-11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656005 E-139-34-49.544677</text:p>
          </table:table-cell>
          <table:table-cell table:style-name="ce32" table:formula="of:=IF([.E16]=&quot;&quot;;[.C16];CONCATENATE([.C16];&quot; / &quot;;[.E16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7_15-05-03_000.mp4</text:p>
          </table:table-cell>
          <table:table-cell table:style-name="ce6" office:value-type="string">
            <text:p>:VIDEO / @自宅 / メモ / kb,keyboard / 演奏、play / k-2020-0527-1 / genr=et-N,key=C,chor=C;D;G7,RH=grip,LH=grip,video=vid-6,R=1,memo=+,score=+,for=passing-code;grip-move</text:p>
          </table:table-cell>
          <table:table-cell table:style-name="ce15"/>
          <table:table-cell table:style-name="ce3"/>
          <table:table-cell table:style-name="ce3"/>
          <table:table-cell table:style-name="ce32" table:formula="of:=IF([.E17]=&quot;&quot;;[.C17];CONCATENATE([.C17];&quot; / &quot;;[.E17]))" office:value-type="string" office:string-value=":VIDEO / @自宅 / メモ / kb,keyboard / 演奏、play / k-2020-0527-1 / genr=et-N,key=C,chor=C;D;G7,RH=grip,LH=grip,video=vid-6,R=1,memo=+,score=+,for=passing-code;grip-move">
            <text:p>:VIDEO / @自宅 / メモ / kb,keyboard / 演奏、play / k-2020-0527-1 / genr=et-N,key=C,chor=C;D;G7,RH=grip,LH=grip,video=vid-6,R=1,memo=+,score=+,for=passing-code;grip-mov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7_15-09-19_000.mp4</text:p>
          </table:table-cell>
          <table:table-cell table:style-name="ce6" office:value-type="string">
            <text:p>:VIDEO / @自宅 / メモ / kb,keyboard / 演奏、play / k-2020-0527-2 / genr=et-N,sc=dorian,key=C,RH=notes:B♭;pitch-5,LH=arpeggio,tempo=70,for=LH-RH-different-move</text:p>
          </table:table-cell>
          <table:table-cell table:style-name="ce16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IDEO / @自宅 / メモ / kb,keyboard / 演奏、play / k-2020-0527-2 / genr=et-N,sc=dorian,key=C,RH=notes:B♭;pitch-5,LH=arpeggio,tempo=70,for=LH-RH-different-move">
            <text:p>:VIDEO / @自宅 / メモ / kb,keyboard / 演奏、play / k-2020-0527-2 / genr=et-N,sc=dorian,key=C,RH=notes:B♭;pitch-5,LH=arpeggio,tempo=70,for=LH-RH-different-mov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7_15-25-35_000.mp4</text:p>
          </table:table-cell>
          <table:table-cell table:style-name="ce6" office:value-type="string">
            <text:p>:VIDEO / @自宅 / メモ / kb,keyboard / 演奏、play / k-2020-0527-3 / genr=et-N,key=C,chor=C;C#;D,RH=2-note-flux,LH=grip,for=alternating-flux-2-note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メモ / kb,keyboard / 演奏、play / k-2020-0527-3 / genr=et-N,key=C,chor=C;C#;D,RH=2-note-flux,LH=grip,for=alternating-flux-2-note">
            <text:p>:VIDEO / @自宅 / メモ / kb,keyboard / 演奏、play / k-2020-0527-3 / genr=et-N,key=C,chor=C;C#;D,RH=2-note-flux,LH=grip,for=alternating-flux-2-not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7_19-04-23_000.mp4</text:p>
          </table:table-cell>
          <table:table-cell table:style-name="ce6" office:value-type="string">
            <text:p>:VIDEO / @自宅 / メモ / kb,keyboard / 演奏、play / k-2020-0527-4 / genr=et-N,key=C,chor=C;Am7;E7,RH=grip,LH=grip,video=vid-6,for=passing-code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メモ / kb,keyboard / 演奏、play / k-2020-0527-4 / genr=et-N,key=C,chor=C;Am7;E7,RH=grip,LH=grip,video=vid-6,for=passing-code">
            <text:p>:VIDEO / @自宅 / メモ / kb,keyboard / 演奏、play / k-2020-0527-4 / genr=et-N,key=C,chor=C;Am7;E7,RH=grip,LH=grip,video=vid-6,for=passing-cod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7_23-21-40_000.mp4</text:p>
          </table:table-cell>
          <table:table-cell table:style-name="ce6" office:value-type="string">
            <text:p>:VIDEO / @自宅 / メモ / kb,keyboard / 演奏、play / k-2020-0527-5 / genr=et-N;f-N <text:s/>key=F,RH=grip;melody,LH=grip,video=vid-6,tempo=80,for=passing-code:k.F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kb,keyboard / 演奏、play / k-2020-0527-5 / genr=et-N;f-N  key=F,RH=grip;melody,LH=grip,video=vid-6,tempo=80,for=passing-code:k.F">
            <text:p>:VIDEO / @自宅 / メモ / kb,keyboard / 演奏、play / k-2020-0527-5 / genr=et-N;f-N <text:s/>key=F,RH=grip;melody,LH=grip,video=vid-6,tempo=80,for=passing-code:k.F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8_07-12-56_000.mp4</text:p>
          </table:table-cell>
          <table:table-cell table:style-name="ce6" office:value-type="string">
            <text:p>:VIDEO / @自宅 / メモ / kb,keyboard / 演奏、play / k-2020-0528-1 / genr=f-N;blues,key=G,chor=G;C;D,RH=melody,LH=grip,R=1,memo=+,score=+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kb,keyboard / 演奏、play / k-2020-0528-1 / genr=f-N;blues,key=G,chor=G;C;D,RH=melody,LH=grip,R=1,memo=+,score=+">
            <text:p>:VIDEO / @自宅 / メモ / kb,keyboard / 演奏、play / k-2020-0528-1 / genr=f-N;blues,key=G,chor=G;C;D,RH=melody,LH=grip,R=1,memo=+,score=+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70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8">2020/05/28</text:date>, <text:time>09:06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8T09:06:48.89</dc:date>
    <dc:creator>iwabuchi ken</dc:creator>
    <meta:editing-duration>P21DT9H3M48S</meta:editing-duration>
    <meta:editing-cycles>8319</meta:editing-cycles>
    <meta:document-statistic meta:table-count="1" meta:cell-count="447" meta:object-count="0"/>
  </office:meta>
</office:document-meta>
</file>